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6.60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382cm"/>
    </style:style>
    <style:style style:name="co5" style:family="table-column">
      <style:table-column-properties fo:break-before="auto" style:column-width="1.99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4.5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3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ype</text:p>
          </table:table-cell>
          <table:table-cell office:value-type="string">
            <text:p>Nom</text:p>
          </table:table-cell>
          <table:table-cell office:value-type="string">
            <text:p>Acronyme du groupe</text:p>
          </table:table-cell>
          <table:table-cell office:value-type="string">
            <text:p>Parti</text:p>
          </table:table-cell>
          <table:table-cell office:value-type="string">
            <text:p>Climat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Sylvie GOULARD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r</text:p>
          </table:table-cell>
          <table:table-cell office:value-type="string">
            <text:p>Corinne LEPAGE</text:p>
          </table:table-cell>
          <table:table-cell office:value-type="string">
            <text:p>ADLE</text:p>
          </table:table-cell>
          <table:table-cell office:value-type="string">
            <text:p>Cap21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fr</text:p>
          </table:table-cell>
          <table:table-cell office:value-type="string">
            <text:p>Jean-Luc BENNAHMIAS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</text:p>
          </table:table-cell>
          <table:table-cell office:value-type="string">
            <text:p>Marielle de SARNEZ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fr</text:p>
          </table:table-cell>
          <table:table-cell office:value-type="string">
            <text:p>Nathalie GRIESBECK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r</text:p>
          </table:table-cell>
          <table:table-cell office:value-type="string">
            <text:p>Robert ROCHEFORT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fr</text:p>
          </table:table-cell>
          <table:table-cell office:value-type="string">
            <text:p>Philippe de VILLIERS</text:p>
          </table:table-cell>
          <table:table-cell office:value-type="string">
            <text:p>EFD</text:p>
          </table:table-cell>
          <table:table-cell office:value-type="string">
            <text:p>MPF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fr</text:p>
          </table:table-cell>
          <table:table-cell office:value-type="string">
            <text:p>Jacky HÉNIN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absent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fr</text:p>
          </table:table-cell>
          <table:table-cell office:value-type="string">
            <text:p>Jean-Luc MÉLENCHON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fr</text:p>
          </table:table-cell>
          <table:table-cell office:value-type="string">
            <text:p>Marie-Christine VERGIAT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abstention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fr</text:p>
          </table:table-cell>
          <table:table-cell office:value-type="string">
            <text:p>Patrick LE HYARIC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fr</text:p>
          </table:table-cell>
          <table:table-cell office:value-type="string">
            <text:p>Younous OMARJEE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fr</text:p>
          </table:table-cell>
          <table:table-cell office:value-type="string">
            <text:p>Jean-Marie LE PEN</text:p>
          </table:table-cell>
          <table:table-cell office:value-type="string">
            <text:p>NI</text:p>
          </table:table-cell>
          <table:table-cell office:value-type="string">
            <text:p>FN</text:p>
          </table:table-cell>
          <table:table-cell office:value-type="string">
            <text:p>absent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fr</text:p>
          </table:table-cell>
          <table:table-cell office:value-type="string">
            <text:p>Marine LE PEN</text:p>
          </table:table-cell>
          <table:table-cell office:value-type="string">
            <text:p>NI</text:p>
          </table:table-cell>
          <table:table-cell office:value-type="string">
            <text:p>FN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fr</text:p>
          </table:table-cell>
          <table:table-cell office:value-type="string">
            <text:p>Bruno GOLLNISCH</text:p>
          </table:table-cell>
          <table:table-cell office:value-type="string">
            <text:p>NI</text:p>
          </table:table-cell>
          <table:table-cell office:value-type="string">
            <text:p>FN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fr</text:p>
          </table:table-cell>
          <table:table-cell office:value-type="string">
            <text:p>Michel DANTI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fr</text:p>
          </table:table-cell>
          <table:table-cell office:value-type="string">
            <text:p>Christine DE VEYRAC</text:p>
          </table:table-cell>
          <table:table-cell office:value-type="string">
            <text:p>PPE</text:p>
          </table:table-cell>
          <table:table-cell office:value-type="string">
            <text:p>UDI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fr</text:p>
          </table:table-cell>
          <table:table-cell office:value-type="string">
            <text:p>Dominique VLASTO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fr</text:p>
          </table:table-cell>
          <table:table-cell office:value-type="string">
            <text:p>Jean ROATTA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fr</text:p>
          </table:table-cell>
          <table:table-cell office:value-type="string">
            <text:p>Brice HORTEFEUX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fr</text:p>
          </table:table-cell>
          <table:table-cell office:value-type="string">
            <text:p>Constance LE GRIP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fr</text:p>
          </table:table-cell>
          <table:table-cell office:value-type="string">
            <text:p>Gaston FRANCO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fr</text:p>
          </table:table-cell>
          <table:table-cell office:value-type="string">
            <text:p>Jean-Paul GAUZÈS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fr</text:p>
          </table:table-cell>
          <table:table-cell office:value-type="string">
            <text:p>Jean-Pierre AUDY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fr</text:p>
          </table:table-cell>
          <table:table-cell office:value-type="string">
            <text:p>Marielle GALLO</text:p>
          </table:table-cell>
          <table:table-cell office:value-type="string">
            <text:p>PPE</text:p>
          </table:table-cell>
          <table:table-cell office:value-type="string">
            <text:p>UDI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fr</text:p>
          </table:table-cell>
          <table:table-cell office:value-type="string">
            <text:p>Agnès LE BRU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fr</text:p>
          </table:table-cell>
          <table:table-cell office:value-type="string">
            <text:p>Alain CADEC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fr</text:p>
          </table:table-cell>
          <table:table-cell office:value-type="string">
            <text:p>Alain LAMASSOURE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fr</text:p>
          </table:table-cell>
          <table:table-cell office:value-type="string">
            <text:p>Arnaud DANJEA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fr</text:p>
          </table:table-cell>
          <table:table-cell office:value-type="string">
            <text:p>Dominique RIQUET</text:p>
          </table:table-cell>
          <table:table-cell office:value-type="string">
            <text:p>PPE</text:p>
          </table:table-cell>
          <table:table-cell office:value-type="string">
            <text:p>PR/UDI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fr</text:p>
          </table:table-cell>
          <table:table-cell office:value-type="string">
            <text:p>Elisabeth MORIN-CHARTIER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fr</text:p>
          </table:table-cell>
          <table:table-cell office:value-type="string">
            <text:p>Franck PROUST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fr</text:p>
          </table:table-cell>
          <table:table-cell office:value-type="string">
            <text:p>Françoise GROSSETÊTE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fr</text:p>
          </table:table-cell>
          <table:table-cell office:value-type="string">
            <text:p>Jean-Marie CAVADA</text:p>
          </table:table-cell>
          <table:table-cell office:value-type="string">
            <text:p>PPE</text:p>
          </table:table-cell>
          <table:table-cell office:value-type="string">
            <text:p>NC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r</text:p>
          </table:table-cell>
          <table:table-cell office:value-type="string">
            <text:p>Joseph DAUL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fr</text:p>
          </table:table-cell>
          <table:table-cell office:value-type="string">
            <text:p>Marie-Thérèse SANCHEZ-SCHMID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fr</text:p>
          </table:table-cell>
          <table:table-cell office:value-type="string">
            <text:p>Maurice PONGA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fr</text:p>
          </table:table-cell>
          <table:table-cell office:value-type="string">
            <text:p>Michèle STRIFFLER</text:p>
          </table:table-cell>
          <table:table-cell office:value-type="string">
            <text:p>PPE</text:p>
          </table:table-cell>
          <table:table-cell office:value-type="string">
            <text:p>PR/UDI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fr</text:p>
          </table:table-cell>
          <table:table-cell office:value-type="string">
            <text:p>Nora BERRA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fr</text:p>
          </table:table-cell>
          <table:table-cell office:value-type="string">
            <text:p>Philippe BOULLAND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fr</text:p>
          </table:table-cell>
          <table:table-cell office:value-type="string">
            <text:p>Philippe JUVI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fr</text:p>
          </table:table-cell>
          <table:table-cell office:value-type="string">
            <text:p>Rachida DATI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fr</text:p>
          </table:table-cell>
          <table:table-cell office:value-type="string">
            <text:p>Sophie AUCONIE</text:p>
          </table:table-cell>
          <table:table-cell office:value-type="string">
            <text:p>PPE</text:p>
          </table:table-cell>
          <table:table-cell office:value-type="string">
            <text:p>UDI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fr</text:p>
          </table:table-cell>
          <table:table-cell office:value-type="string">
            <text:p>Tokia SAÏFI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fr</text:p>
          </table:table-cell>
          <table:table-cell office:value-type="string">
            <text:p>Véronique MATHIEU HOUILLO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fr</text:p>
          </table:table-cell>
          <table:table-cell office:value-type="string">
            <text:p>Henri WEBER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fr</text:p>
          </table:table-cell>
          <table:table-cell office:value-type="string">
            <text:p>Liem HOANG NGOC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fr</text:p>
          </table:table-cell>
          <table:table-cell office:value-type="string">
            <text:p>Harlem DÉSIR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fr</text:p>
          </table:table-cell>
          <table:table-cell office:value-type="string">
            <text:p>Eric ANDRIEU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fr</text:p>
          </table:table-cell>
          <table:table-cell office:value-type="string">
            <text:p>Bernadette VERGNAUD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fr</text:p>
          </table:table-cell>
          <table:table-cell office:value-type="string">
            <text:p>Catherine TRAUTMANN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fr</text:p>
          </table:table-cell>
          <table:table-cell office:value-type="string">
            <text:p>Christine REVAULT D'ALLONNES BONNEFOY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fr</text:p>
          </table:table-cell>
          <table:table-cell office:value-type="string">
            <text:p>Françoise CASTEX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fr</text:p>
          </table:table-cell>
          <table:table-cell office:value-type="string">
            <text:p>Gilles PARGNEAUX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fr</text:p>
          </table:table-cell>
          <table:table-cell office:value-type="string">
            <text:p>Isabelle THOMAS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fr</text:p>
          </table:table-cell>
          <table:table-cell office:value-type="string">
            <text:p>Jean Louis COTTIGNY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fr</text:p>
          </table:table-cell>
          <table:table-cell office:value-type="string">
            <text:p>Patrice TIROLIEN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fr</text:p>
          </table:table-cell>
          <table:table-cell office:value-type="string">
            <text:p>Pervenche BERÈS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fr</text:p>
          </table:table-cell>
          <table:table-cell office:value-type="string">
            <text:p>Sylvie GUILLAUME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fr</text:p>
          </table:table-cell>
          <table:table-cell office:value-type="string">
            <text:p>Catherine GRÈZE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fr</text:p>
          </table:table-cell>
          <table:table-cell office:value-type="string">
            <text:p>Hélène FLAUTRE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fr</text:p>
          </table:table-cell>
          <table:table-cell office:value-type="string">
            <text:p>Karim ZÉRIBI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fr</text:p>
          </table:table-cell>
          <table:table-cell office:value-type="string">
            <text:p>Malika BENARAB-ATTOU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fr</text:p>
          </table:table-cell>
          <table:table-cell office:value-type="string">
            <text:p>Sandrine BÉLIER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fr</text:p>
          </table:table-cell>
          <table:table-cell office:value-type="string">
            <text:p>Daniel COHN-BENDIT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fr</text:p>
          </table:table-cell>
          <table:table-cell office:value-type="string">
            <text:p>Eva JOLY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fr</text:p>
          </table:table-cell>
          <table:table-cell office:value-type="string">
            <text:p>François ALFONSI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fr</text:p>
          </table:table-cell>
          <table:table-cell office:value-type="string">
            <text:p>Jean-Jacob BICEP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fr</text:p>
          </table:table-cell>
          <table:table-cell office:value-type="string">
            <text:p>Jean-Paul BESSET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fr</text:p>
          </table:table-cell>
          <table:table-cell office:value-type="string">
            <text:p>José BOVÉ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fr</text:p>
          </table:table-cell>
          <table:table-cell office:value-type="string">
            <text:p>Karima DELLI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fr</text:p>
          </table:table-cell>
          <table:table-cell office:value-type="string">
            <text:p>Michèle RIVASI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fr</text:p>
          </table:table-cell>
          <table:table-cell office:value-type="string">
            <text:p>Nicole KIIL-NIELSEN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fr</text:p>
          </table:table-cell>
          <table:table-cell office:value-type="string">
            <text:p>Yannick JADOT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fr</text:p>
          </table:table-cell>
          <table:table-cell office:value-type="string">
            <text:p>Yves COCHET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eur</text:p>
          </table:table-cell>
          <table:table-cell table:style-name="ce2" office:value-type="string">
            <text:p>Gauche unitaire européenne/Gauche verte nordique</text:p>
          </table:table-cell>
          <table:table-cell/>
          <table:table-cell table:style-name="ce2" office:value-type="string">
            <text:p>GUE/NGL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eur</text:p>
          </table:table-cell>
          <table:table-cell table:style-name="Default" office:value-type="string">
            <text:p>Verts européens/Alliance libre européenne</text:p>
          </table:table-cell>
          <table:table-cell table:style-name="Default"/>
          <table:table-cell table:style-name="Default" office:value-type="string">
            <text:p>Verts/ALE</text:p>
          </table:table-cell>
          <table:table-cell table:style-name="Default"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eur</text:p>
          </table:table-cell>
          <table:table-cell table:style-name="Default" office:value-type="string">
            <text:p>Socialistes &amp; démocrates</text:p>
          </table:table-cell>
          <table:table-cell table:style-name="Default"/>
          <table:table-cell table:style-name="Default" office:value-type="string">
            <text:p>S&amp;D</text:p>
          </table:table-cell>
          <table:table-cell table:style-name="Default"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eur</text:p>
          </table:table-cell>
          <table:table-cell table:style-name="Default" office:value-type="string">
            <text:p>Alliance des démocrates et des libéraux pour l'Europe</text:p>
          </table:table-cell>
          <table:table-cell table:style-name="Default"/>
          <table:table-cell table:style-name="Default" office:value-type="string">
            <text:p>ADLE</text:p>
          </table:table-cell>
          <table:table-cell table:style-name="Default"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eur</text:p>
          </table:table-cell>
          <table:table-cell table:style-name="Default" office:value-type="string">
            <text:p>Parti populaire européen</text:p>
          </table:table-cell>
          <table:table-cell table:style-name="Default"/>
          <table:table-cell table:style-name="Default" office:value-type="string">
            <text:p>PPE</text:p>
          </table:table-cell>
          <table:table-cell table:style-name="Default"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eur</text:p>
          </table:table-cell>
          <table:table-cell table:style-name="Default" office:value-type="string">
            <text:p>Europe libertés démocratie</text:p>
          </table:table-cell>
          <table:table-cell table:style-name="Default"/>
          <table:table-cell table:style-name="Default" office:value-type="string">
            <text:p>EFD</text:p>
          </table:table-cell>
          <table:table-cell table:style-name="Default"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eur</text:p>
          </table:table-cell>
          <table:table-cell table:style-name="Default" office:value-type="string">
            <text:p>Conservateurs et réformistes européens</text:p>
          </table:table-cell>
          <table:table-cell table:style-name="Default"/>
          <table:table-cell table:style-name="Default" office:value-type="string">
            <text:p>CRE</text:p>
          </table:table-cell>
          <table:table-cell table:style-name="Default" office:value-type="string">
            <text:p>contre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type</text:p>
          </table:table-cell>
          <table:table-cell office:value-type="string">
            <text:p>Nom</text:p>
          </table:table-cell>
          <table:table-cell office:value-type="string">
            <text:p>Acronyme du groupe</text:p>
          </table:table-cell>
          <table:table-cell office:value-type="string">
            <text:p>Parti</text:p>
          </table:table-cell>
          <table:table-cell office:value-type="string">
            <text:p>Union bancaire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Sylvie GOULARD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r</text:p>
          </table:table-cell>
          <table:table-cell office:value-type="string">
            <text:p>Corinne LEPAGE</text:p>
          </table:table-cell>
          <table:table-cell office:value-type="string">
            <text:p>ADLE</text:p>
          </table:table-cell>
          <table:table-cell office:value-type="string">
            <text:p>Cap21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fr</text:p>
          </table:table-cell>
          <table:table-cell office:value-type="string">
            <text:p>Jean-Luc BENNAHMIAS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</text:p>
          </table:table-cell>
          <table:table-cell office:value-type="string">
            <text:p>Marielle de SARNEZ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fr</text:p>
          </table:table-cell>
          <table:table-cell office:value-type="string">
            <text:p>Nathalie GRIESBECK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r</text:p>
          </table:table-cell>
          <table:table-cell office:value-type="string">
            <text:p>Robert ROCHEFORT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fr</text:p>
          </table:table-cell>
          <table:table-cell office:value-type="string">
            <text:p>Philippe de VILLIERS</text:p>
          </table:table-cell>
          <table:table-cell office:value-type="string">
            <text:p>EFD</text:p>
          </table:table-cell>
          <table:table-cell office:value-type="string">
            <text:p>MPF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fr</text:p>
          </table:table-cell>
          <table:table-cell office:value-type="string">
            <text:p>Jacky HÉNIN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fr</text:p>
          </table:table-cell>
          <table:table-cell office:value-type="string">
            <text:p>Jean-Luc MÉLENCHON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fr</text:p>
          </table:table-cell>
          <table:table-cell office:value-type="string">
            <text:p>Marie-Christine VERGIAT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fr</text:p>
          </table:table-cell>
          <table:table-cell office:value-type="string">
            <text:p>Patrick LE HYARIC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fr</text:p>
          </table:table-cell>
          <table:table-cell office:value-type="string">
            <text:p>Younous OMARJEE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fr</text:p>
          </table:table-cell>
          <table:table-cell office:value-type="string">
            <text:p>Jean-Marie LE PEN</text:p>
          </table:table-cell>
          <table:table-cell office:value-type="string">
            <text:p>NI</text:p>
          </table:table-cell>
          <table:table-cell office:value-type="string">
            <text:p>FN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fr</text:p>
          </table:table-cell>
          <table:table-cell office:value-type="string">
            <text:p>Marine LE PEN</text:p>
          </table:table-cell>
          <table:table-cell office:value-type="string">
            <text:p>NI</text:p>
          </table:table-cell>
          <table:table-cell office:value-type="string">
            <text:p>FN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fr</text:p>
          </table:table-cell>
          <table:table-cell office:value-type="string">
            <text:p>Bruno GOLLNISCH</text:p>
          </table:table-cell>
          <table:table-cell office:value-type="string">
            <text:p>NI</text:p>
          </table:table-cell>
          <table:table-cell office:value-type="string">
            <text:p>FN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fr</text:p>
          </table:table-cell>
          <table:table-cell office:value-type="string">
            <text:p>Michel DANTI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fr</text:p>
          </table:table-cell>
          <table:table-cell office:value-type="string">
            <text:p>Christine DE VEYRAC</text:p>
          </table:table-cell>
          <table:table-cell office:value-type="string">
            <text:p>PPE</text:p>
          </table:table-cell>
          <table:table-cell office:value-type="string">
            <text:p>UDI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fr</text:p>
          </table:table-cell>
          <table:table-cell office:value-type="string">
            <text:p>Dominique VLASTO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fr</text:p>
          </table:table-cell>
          <table:table-cell office:value-type="string">
            <text:p>Jean ROATTA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fr</text:p>
          </table:table-cell>
          <table:table-cell office:value-type="string">
            <text:p>Brice HORTEFEUX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fr</text:p>
          </table:table-cell>
          <table:table-cell office:value-type="string">
            <text:p>Constance LE GRIP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fr</text:p>
          </table:table-cell>
          <table:table-cell office:value-type="string">
            <text:p>Gaston FRANCO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fr</text:p>
          </table:table-cell>
          <table:table-cell office:value-type="string">
            <text:p>Jean-Paul GAUZÈS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fr</text:p>
          </table:table-cell>
          <table:table-cell office:value-type="string">
            <text:p>Jean-Pierre AUDY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fr</text:p>
          </table:table-cell>
          <table:table-cell office:value-type="string">
            <text:p>Marielle GALLO</text:p>
          </table:table-cell>
          <table:table-cell office:value-type="string">
            <text:p>PPE</text:p>
          </table:table-cell>
          <table:table-cell office:value-type="string">
            <text:p>UDI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fr</text:p>
          </table:table-cell>
          <table:table-cell office:value-type="string">
            <text:p>Agnès LE BRU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fr</text:p>
          </table:table-cell>
          <table:table-cell office:value-type="string">
            <text:p>Alain CADEC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fr</text:p>
          </table:table-cell>
          <table:table-cell office:value-type="string">
            <text:p>Alain LAMASSOURE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fr</text:p>
          </table:table-cell>
          <table:table-cell office:value-type="string">
            <text:p>Arnaud DANJEA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fr</text:p>
          </table:table-cell>
          <table:table-cell office:value-type="string">
            <text:p>Dominique RIQUET</text:p>
          </table:table-cell>
          <table:table-cell office:value-type="string">
            <text:p>PPE</text:p>
          </table:table-cell>
          <table:table-cell office:value-type="string">
            <text:p>PR/UDI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fr</text:p>
          </table:table-cell>
          <table:table-cell office:value-type="string">
            <text:p>Elisabeth MORIN-CHARTIER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fr</text:p>
          </table:table-cell>
          <table:table-cell office:value-type="string">
            <text:p>Franck PROUST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fr</text:p>
          </table:table-cell>
          <table:table-cell office:value-type="string">
            <text:p>Françoise GROSSETÊTE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fr</text:p>
          </table:table-cell>
          <table:table-cell office:value-type="string">
            <text:p>Jean-Marie CAVADA</text:p>
          </table:table-cell>
          <table:table-cell office:value-type="string">
            <text:p>PPE</text:p>
          </table:table-cell>
          <table:table-cell office:value-type="string">
            <text:p>NC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r</text:p>
          </table:table-cell>
          <table:table-cell office:value-type="string">
            <text:p>Joseph DAUL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fr</text:p>
          </table:table-cell>
          <table:table-cell office:value-type="string">
            <text:p>Marie-Thérèse SANCHEZ-SCHMID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fr</text:p>
          </table:table-cell>
          <table:table-cell office:value-type="string">
            <text:p>Maurice PONGA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fr</text:p>
          </table:table-cell>
          <table:table-cell office:value-type="string">
            <text:p>Michèle STRIFFLER</text:p>
          </table:table-cell>
          <table:table-cell office:value-type="string">
            <text:p>PPE</text:p>
          </table:table-cell>
          <table:table-cell office:value-type="string">
            <text:p>PR/UDI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fr</text:p>
          </table:table-cell>
          <table:table-cell office:value-type="string">
            <text:p>Nora BERRA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fr</text:p>
          </table:table-cell>
          <table:table-cell office:value-type="string">
            <text:p>Philippe BOULLAND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fr</text:p>
          </table:table-cell>
          <table:table-cell office:value-type="string">
            <text:p>Philippe JUVI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fr</text:p>
          </table:table-cell>
          <table:table-cell office:value-type="string">
            <text:p>Rachida DATI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fr</text:p>
          </table:table-cell>
          <table:table-cell office:value-type="string">
            <text:p>Sophie AUCONIE</text:p>
          </table:table-cell>
          <table:table-cell office:value-type="string">
            <text:p>PPE</text:p>
          </table:table-cell>
          <table:table-cell office:value-type="string">
            <text:p>UDI</text:p>
          </table:table-cell>
          <table:table-cell office:value-type="string">
            <text:p>absent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fr</text:p>
          </table:table-cell>
          <table:table-cell office:value-type="string">
            <text:p>Tokia SAÏFI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fr</text:p>
          </table:table-cell>
          <table:table-cell office:value-type="string">
            <text:p>Véronique MATHIEU HOUILLO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fr</text:p>
          </table:table-cell>
          <table:table-cell office:value-type="string">
            <text:p>Henri WEBER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fr</text:p>
          </table:table-cell>
          <table:table-cell office:value-type="string">
            <text:p>Liem HOANG NGOC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fr</text:p>
          </table:table-cell>
          <table:table-cell office:value-type="string">
            <text:p>Harlem DÉSIR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fr</text:p>
          </table:table-cell>
          <table:table-cell office:value-type="string">
            <text:p>Eric ANDRIEU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absent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fr</text:p>
          </table:table-cell>
          <table:table-cell office:value-type="string">
            <text:p>Bernadette VERGNAUD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fr</text:p>
          </table:table-cell>
          <table:table-cell office:value-type="string">
            <text:p>Catherine TRAUTMANN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fr</text:p>
          </table:table-cell>
          <table:table-cell office:value-type="string">
            <text:p>Christine REVAULT D'ALLONNES BONNEFOY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fr</text:p>
          </table:table-cell>
          <table:table-cell office:value-type="string">
            <text:p>Françoise CASTEX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fr</text:p>
          </table:table-cell>
          <table:table-cell office:value-type="string">
            <text:p>Gilles PARGNEAUX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fr</text:p>
          </table:table-cell>
          <table:table-cell office:value-type="string">
            <text:p>Isabelle THOMAS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fr</text:p>
          </table:table-cell>
          <table:table-cell office:value-type="string">
            <text:p>Jean Louis COTTIGNY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fr</text:p>
          </table:table-cell>
          <table:table-cell office:value-type="string">
            <text:p>Patrice TIROLIEN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fr</text:p>
          </table:table-cell>
          <table:table-cell office:value-type="string">
            <text:p>Pervenche BERÈS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fr</text:p>
          </table:table-cell>
          <table:table-cell office:value-type="string">
            <text:p>Sylvie GUILLAUME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fr</text:p>
          </table:table-cell>
          <table:table-cell office:value-type="string">
            <text:p>Catherine GRÈZE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fr</text:p>
          </table:table-cell>
          <table:table-cell office:value-type="string">
            <text:p>Hélène FLAUTRE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fr</text:p>
          </table:table-cell>
          <table:table-cell office:value-type="string">
            <text:p>Karim ZÉRIBI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fr</text:p>
          </table:table-cell>
          <table:table-cell office:value-type="string">
            <text:p>Malika BENARAB-ATTOU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fr</text:p>
          </table:table-cell>
          <table:table-cell office:value-type="string">
            <text:p>Sandrine BÉLIER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fr</text:p>
          </table:table-cell>
          <table:table-cell office:value-type="string">
            <text:p>Daniel COHN-BENDIT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fr</text:p>
          </table:table-cell>
          <table:table-cell office:value-type="string">
            <text:p>Eva JOLY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fr</text:p>
          </table:table-cell>
          <table:table-cell office:value-type="string">
            <text:p>François ALFONSI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fr</text:p>
          </table:table-cell>
          <table:table-cell office:value-type="string">
            <text:p>Jean-Jacob BICEP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fr</text:p>
          </table:table-cell>
          <table:table-cell office:value-type="string">
            <text:p>Jean-Paul BESSET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fr</text:p>
          </table:table-cell>
          <table:table-cell office:value-type="string">
            <text:p>José BOVÉ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fr</text:p>
          </table:table-cell>
          <table:table-cell office:value-type="string">
            <text:p>Karima DELLI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fr</text:p>
          </table:table-cell>
          <table:table-cell office:value-type="string">
            <text:p>Michèle RIVASI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fr</text:p>
          </table:table-cell>
          <table:table-cell office:value-type="string">
            <text:p>Nicole KIIL-NIELSEN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fr</text:p>
          </table:table-cell>
          <table:table-cell office:value-type="string">
            <text:p>Yannick JADOT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fr</text:p>
          </table:table-cell>
          <table:table-cell office:value-type="string">
            <text:p>Yves COCHET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eur</text:p>
          </table:table-cell>
          <table:table-cell table:style-name="ce2" office:value-type="string">
            <text:p>Gauche unitaire européenne/Gauche verte nordique</text:p>
          </table:table-cell>
          <table:table-cell/>
          <table:table-cell table:style-name="ce2" office:value-type="string">
            <text:p>GUE/NGL</text:p>
          </table:table-cell>
          <table:table-cell table:style-name="Default"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eur</text:p>
          </table:table-cell>
          <table:table-cell table:style-name="Default" office:value-type="string">
            <text:p>Verts européens/Alliance libre européenne</text:p>
          </table:table-cell>
          <table:table-cell table:style-name="Default"/>
          <table:table-cell table:style-name="Default" office:value-type="string">
            <text:p>Verts/ALE</text:p>
          </table:table-cell>
          <table:table-cell table:style-name="Default"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eur</text:p>
          </table:table-cell>
          <table:table-cell table:style-name="Default" office:value-type="string">
            <text:p>Socialistes &amp; démocrates</text:p>
          </table:table-cell>
          <table:table-cell table:style-name="Default"/>
          <table:table-cell table:style-name="Default" office:value-type="string">
            <text:p>S&amp;D</text:p>
          </table:table-cell>
          <table:table-cell table:style-name="Default"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eur</text:p>
          </table:table-cell>
          <table:table-cell table:style-name="Default" office:value-type="string">
            <text:p>Alliance des démocrates et des libéraux pour l'Europe</text:p>
          </table:table-cell>
          <table:table-cell table:style-name="Default"/>
          <table:table-cell table:style-name="Default" office:value-type="string">
            <text:p>ADLE</text:p>
          </table:table-cell>
          <table:table-cell table:style-name="Default"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eur</text:p>
          </table:table-cell>
          <table:table-cell table:style-name="Default" office:value-type="string">
            <text:p>Parti populaire européen</text:p>
          </table:table-cell>
          <table:table-cell table:style-name="Default"/>
          <table:table-cell table:style-name="Default" office:value-type="string">
            <text:p>PPE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eur</text:p>
          </table:table-cell>
          <table:table-cell table:style-name="Default" office:value-type="string">
            <text:p>Europe libertés démocratie</text:p>
          </table:table-cell>
          <table:table-cell table:style-name="Default"/>
          <table:table-cell table:style-name="Default" office:value-type="string">
            <text:p>EFD</text:p>
          </table:table-cell>
          <table:table-cell table:style-name="Default"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eur</text:p>
          </table:table-cell>
          <table:table-cell table:style-name="Default" office:value-type="string">
            <text:p>Conservateurs et réformistes européens</text:p>
          </table:table-cell>
          <table:table-cell table:style-name="Default"/>
          <table:table-cell table:style-name="Default" office:value-type="string">
            <text:p>CRE</text:p>
          </table:table-cell>
          <table:table-cell table:style-name="Default" office:value-type="string">
            <text:p>pour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type</text:p>
          </table:table-cell>
          <table:table-cell office:value-type="string">
            <text:p>Nom</text:p>
          </table:table-cell>
          <table:table-cell office:value-type="string">
            <text:p>Acronyme du groupe</text:p>
          </table:table-cell>
          <table:table-cell office:value-type="string">
            <text:p>Parti</text:p>
          </table:table-cell>
          <table:table-cell table:style-name="ce3" office:value-type="string">
            <text:p>TIPP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Sylvie GOULARD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abstention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r</text:p>
          </table:table-cell>
          <table:table-cell office:value-type="string">
            <text:p>Corinne LEPAGE</text:p>
          </table:table-cell>
          <table:table-cell office:value-type="string">
            <text:p>ADLE</text:p>
          </table:table-cell>
          <table:table-cell office:value-type="string">
            <text:p>Cap21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fr</text:p>
          </table:table-cell>
          <table:table-cell office:value-type="string">
            <text:p>Jean-Luc BENNAHMIAS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abstention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</text:p>
          </table:table-cell>
          <table:table-cell office:value-type="string">
            <text:p>Marielle de SARNEZ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abstention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fr</text:p>
          </table:table-cell>
          <table:table-cell office:value-type="string">
            <text:p>Nathalie GRIESBECK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abstention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r</text:p>
          </table:table-cell>
          <table:table-cell office:value-type="string">
            <text:p>Robert ROCHEFORT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abstention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fr</text:p>
          </table:table-cell>
          <table:table-cell office:value-type="string">
            <text:p>Philippe de VILLIERS</text:p>
          </table:table-cell>
          <table:table-cell office:value-type="string">
            <text:p>EFD</text:p>
          </table:table-cell>
          <table:table-cell office:value-type="string">
            <text:p>MPF</text:p>
          </table:table-cell>
          <table:table-cell office:value-type="string">
            <text:p>absent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fr</text:p>
          </table:table-cell>
          <table:table-cell office:value-type="string">
            <text:p>Jacky HÉNIN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fr</text:p>
          </table:table-cell>
          <table:table-cell office:value-type="string">
            <text:p>Jean-Luc MÉLENCHON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fr</text:p>
          </table:table-cell>
          <table:table-cell office:value-type="string">
            <text:p>Marie-Christine VERGIAT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fr</text:p>
          </table:table-cell>
          <table:table-cell office:value-type="string">
            <text:p>Patrick LE HYARIC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fr</text:p>
          </table:table-cell>
          <table:table-cell office:value-type="string">
            <text:p>Younous OMARJEE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fr</text:p>
          </table:table-cell>
          <table:table-cell office:value-type="string">
            <text:p>Jean-Marie LE PEN</text:p>
          </table:table-cell>
          <table:table-cell office:value-type="string">
            <text:p>NI</text:p>
          </table:table-cell>
          <table:table-cell office:value-type="string">
            <text:p>FN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fr</text:p>
          </table:table-cell>
          <table:table-cell office:value-type="string">
            <text:p>Marine LE PEN</text:p>
          </table:table-cell>
          <table:table-cell office:value-type="string">
            <text:p>NI</text:p>
          </table:table-cell>
          <table:table-cell office:value-type="string">
            <text:p>FN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fr</text:p>
          </table:table-cell>
          <table:table-cell office:value-type="string">
            <text:p>Bruno GOLLNISCH</text:p>
          </table:table-cell>
          <table:table-cell office:value-type="string">
            <text:p>NI</text:p>
          </table:table-cell>
          <table:table-cell office:value-type="string">
            <text:p>FN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fr</text:p>
          </table:table-cell>
          <table:table-cell office:value-type="string">
            <text:p>Michel DANTI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fr</text:p>
          </table:table-cell>
          <table:table-cell office:value-type="string">
            <text:p>Christine DE VEYRAC</text:p>
          </table:table-cell>
          <table:table-cell office:value-type="string">
            <text:p>PPE</text:p>
          </table:table-cell>
          <table:table-cell office:value-type="string">
            <text:p>UDI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fr</text:p>
          </table:table-cell>
          <table:table-cell office:value-type="string">
            <text:p>Dominique VLASTO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fr</text:p>
          </table:table-cell>
          <table:table-cell office:value-type="string">
            <text:p>Jean ROATTA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fr</text:p>
          </table:table-cell>
          <table:table-cell office:value-type="string">
            <text:p>Brice HORTEFEUX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fr</text:p>
          </table:table-cell>
          <table:table-cell office:value-type="string">
            <text:p>Constance LE GRIP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fr</text:p>
          </table:table-cell>
          <table:table-cell office:value-type="string">
            <text:p>Gaston FRANCO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fr</text:p>
          </table:table-cell>
          <table:table-cell office:value-type="string">
            <text:p>Jean-Paul GAUZÈS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fr</text:p>
          </table:table-cell>
          <table:table-cell office:value-type="string">
            <text:p>Jean-Pierre AUDY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fr</text:p>
          </table:table-cell>
          <table:table-cell office:value-type="string">
            <text:p>Marielle GALLO</text:p>
          </table:table-cell>
          <table:table-cell office:value-type="string">
            <text:p>PPE</text:p>
          </table:table-cell>
          <table:table-cell office:value-type="string">
            <text:p>UDI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fr</text:p>
          </table:table-cell>
          <table:table-cell office:value-type="string">
            <text:p>Agnès LE BRU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fr</text:p>
          </table:table-cell>
          <table:table-cell office:value-type="string">
            <text:p>Alain CADEC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fr</text:p>
          </table:table-cell>
          <table:table-cell office:value-type="string">
            <text:p>Alain LAMASSOURE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fr</text:p>
          </table:table-cell>
          <table:table-cell office:value-type="string">
            <text:p>Arnaud DANJEA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fr</text:p>
          </table:table-cell>
          <table:table-cell office:value-type="string">
            <text:p>Dominique RIQUET</text:p>
          </table:table-cell>
          <table:table-cell office:value-type="string">
            <text:p>PPE</text:p>
          </table:table-cell>
          <table:table-cell office:value-type="string">
            <text:p>PR/UDI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fr</text:p>
          </table:table-cell>
          <table:table-cell office:value-type="string">
            <text:p>Elisabeth MORIN-CHARTIER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fr</text:p>
          </table:table-cell>
          <table:table-cell office:value-type="string">
            <text:p>Franck PROUST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fr</text:p>
          </table:table-cell>
          <table:table-cell office:value-type="string">
            <text:p>Françoise GROSSETÊTE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fr</text:p>
          </table:table-cell>
          <table:table-cell office:value-type="string">
            <text:p>Jean-Marie CAVADA</text:p>
          </table:table-cell>
          <table:table-cell office:value-type="string">
            <text:p>PPE</text:p>
          </table:table-cell>
          <table:table-cell office:value-type="string">
            <text:p>NC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r</text:p>
          </table:table-cell>
          <table:table-cell office:value-type="string">
            <text:p>Joseph DAUL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fr</text:p>
          </table:table-cell>
          <table:table-cell office:value-type="string">
            <text:p>Marie-Thérèse SANCHEZ-SCHMID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fr</text:p>
          </table:table-cell>
          <table:table-cell office:value-type="string">
            <text:p>Maurice PONGA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fr</text:p>
          </table:table-cell>
          <table:table-cell office:value-type="string">
            <text:p>Michèle STRIFFLER</text:p>
          </table:table-cell>
          <table:table-cell office:value-type="string">
            <text:p>PPE</text:p>
          </table:table-cell>
          <table:table-cell office:value-type="string">
            <text:p>PR/UDI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fr</text:p>
          </table:table-cell>
          <table:table-cell office:value-type="string">
            <text:p>Nora BERRA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fr</text:p>
          </table:table-cell>
          <table:table-cell office:value-type="string">
            <text:p>Philippe BOULLAND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fr</text:p>
          </table:table-cell>
          <table:table-cell office:value-type="string">
            <text:p>Philippe JUVI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fr</text:p>
          </table:table-cell>
          <table:table-cell office:value-type="string">
            <text:p>Rachida DATI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fr</text:p>
          </table:table-cell>
          <table:table-cell office:value-type="string">
            <text:p>Sophie AUCONIE</text:p>
          </table:table-cell>
          <table:table-cell office:value-type="string">
            <text:p>PPE</text:p>
          </table:table-cell>
          <table:table-cell office:value-type="string">
            <text:p>UDI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fr</text:p>
          </table:table-cell>
          <table:table-cell office:value-type="string">
            <text:p>Tokia SAÏFI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fr</text:p>
          </table:table-cell>
          <table:table-cell office:value-type="string">
            <text:p>Véronique MATHIEU HOUILLO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fr</text:p>
          </table:table-cell>
          <table:table-cell office:value-type="string">
            <text:p>Henri WEBER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abstention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fr</text:p>
          </table:table-cell>
          <table:table-cell office:value-type="string">
            <text:p>Liem HOANG NGOC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abstention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fr</text:p>
          </table:table-cell>
          <table:table-cell office:value-type="string">
            <text:p>Harlem DÉSIR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absent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fr</text:p>
          </table:table-cell>
          <table:table-cell office:value-type="string">
            <text:p>Eric ANDRIEU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abstention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fr</text:p>
          </table:table-cell>
          <table:table-cell office:value-type="string">
            <text:p>Bernadette VERGNAUD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abstention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fr</text:p>
          </table:table-cell>
          <table:table-cell office:value-type="string">
            <text:p>Catherine TRAUTMANN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abstention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fr</text:p>
          </table:table-cell>
          <table:table-cell office:value-type="string">
            <text:p>Christine REVAULT D'ALLONNES BONNEFOY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abstention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fr</text:p>
          </table:table-cell>
          <table:table-cell office:value-type="string">
            <text:p>Françoise CASTEX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fr</text:p>
          </table:table-cell>
          <table:table-cell office:value-type="string">
            <text:p>Gilles PARGNEAUX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abstention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fr</text:p>
          </table:table-cell>
          <table:table-cell office:value-type="string">
            <text:p>Isabelle THOMAS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fr</text:p>
          </table:table-cell>
          <table:table-cell office:value-type="string">
            <text:p>Jean Louis COTTIGNY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abstention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fr</text:p>
          </table:table-cell>
          <table:table-cell office:value-type="string">
            <text:p>Patrice TIROLIEN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absent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fr</text:p>
          </table:table-cell>
          <table:table-cell office:value-type="string">
            <text:p>Pervenche BERÈS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abstention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fr</text:p>
          </table:table-cell>
          <table:table-cell office:value-type="string">
            <text:p>Sylvie GUILLAUME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abstention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fr</text:p>
          </table:table-cell>
          <table:table-cell office:value-type="string">
            <text:p>Catherine GRÈZE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fr</text:p>
          </table:table-cell>
          <table:table-cell office:value-type="string">
            <text:p>Hélène FLAUTRE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absent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fr</text:p>
          </table:table-cell>
          <table:table-cell office:value-type="string">
            <text:p>Karim ZÉRIBI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absent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fr</text:p>
          </table:table-cell>
          <table:table-cell office:value-type="string">
            <text:p>Malika BENARAB-ATTOU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fr</text:p>
          </table:table-cell>
          <table:table-cell office:value-type="string">
            <text:p>Sandrine BÉLIER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fr</text:p>
          </table:table-cell>
          <table:table-cell office:value-type="string">
            <text:p>Daniel COHN-BENDIT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fr</text:p>
          </table:table-cell>
          <table:table-cell office:value-type="string">
            <text:p>Eva JOLY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fr</text:p>
          </table:table-cell>
          <table:table-cell office:value-type="string">
            <text:p>François ALFONSI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fr</text:p>
          </table:table-cell>
          <table:table-cell office:value-type="string">
            <text:p>Jean-Jacob BICEP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absent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fr</text:p>
          </table:table-cell>
          <table:table-cell office:value-type="string">
            <text:p>Jean-Paul BESSET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fr</text:p>
          </table:table-cell>
          <table:table-cell office:value-type="string">
            <text:p>José BOVÉ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fr</text:p>
          </table:table-cell>
          <table:table-cell office:value-type="string">
            <text:p>Karima DELLI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fr</text:p>
          </table:table-cell>
          <table:table-cell office:value-type="string">
            <text:p>Michèle RIVASI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fr</text:p>
          </table:table-cell>
          <table:table-cell office:value-type="string">
            <text:p>Nicole KIIL-NIELSEN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fr</text:p>
          </table:table-cell>
          <table:table-cell office:value-type="string">
            <text:p>Yannick JADOT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fr</text:p>
          </table:table-cell>
          <table:table-cell office:value-type="string">
            <text:p>Yves COCHET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absent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eur</text:p>
          </table:table-cell>
          <table:table-cell table:style-name="ce2" office:value-type="string">
            <text:p>Gauche unitaire européenne/Gauche verte nordique</text:p>
          </table:table-cell>
          <table:table-cell/>
          <table:table-cell table:style-name="ce2" office:value-type="string">
            <text:p>GUE/NGL</text:p>
          </table:table-cell>
          <table:table-cell table:style-name="Default"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eur</text:p>
          </table:table-cell>
          <table:table-cell table:style-name="Default" office:value-type="string">
            <text:p>Verts européens/Alliance libre européenne</text:p>
          </table:table-cell>
          <table:table-cell table:style-name="Default"/>
          <table:table-cell table:style-name="Default" office:value-type="string">
            <text:p>Verts/ALE</text:p>
          </table:table-cell>
          <table:table-cell table:style-name="Default"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eur</text:p>
          </table:table-cell>
          <table:table-cell table:style-name="Default" office:value-type="string">
            <text:p>Socialistes &amp; démocrates</text:p>
          </table:table-cell>
          <table:table-cell table:style-name="Default"/>
          <table:table-cell table:style-name="Default" office:value-type="string">
            <text:p>S&amp;D</text:p>
          </table:table-cell>
          <table:table-cell table:style-name="Default"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eur</text:p>
          </table:table-cell>
          <table:table-cell table:style-name="Default" office:value-type="string">
            <text:p>Alliance des démocrates et des libéraux pour l'Europe</text:p>
          </table:table-cell>
          <table:table-cell table:style-name="Default"/>
          <table:table-cell table:style-name="Default" office:value-type="string">
            <text:p>ADLE</text:p>
          </table:table-cell>
          <table:table-cell table:style-name="Default"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eur</text:p>
          </table:table-cell>
          <table:table-cell table:style-name="Default" office:value-type="string">
            <text:p>Parti populaire européen</text:p>
          </table:table-cell>
          <table:table-cell table:style-name="Default"/>
          <table:table-cell table:style-name="Default" office:value-type="string">
            <text:p>PPE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eur</text:p>
          </table:table-cell>
          <table:table-cell table:style-name="Default" office:value-type="string">
            <text:p>Europe libertés démocratie</text:p>
          </table:table-cell>
          <table:table-cell table:style-name="Default"/>
          <table:table-cell table:style-name="Default" office:value-type="string">
            <text:p>EFD</text:p>
          </table:table-cell>
          <table:table-cell table:style-name="Default"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eur</text:p>
          </table:table-cell>
          <table:table-cell table:style-name="Default" office:value-type="string">
            <text:p>Conservateurs et réformistes européens</text:p>
          </table:table-cell>
          <table:table-cell table:style-name="Default"/>
          <table:table-cell table:style-name="Default" office:value-type="string">
            <text:p>CRE</text:p>
          </table:table-cell>
          <table:table-cell table:style-name="Default" office:value-type="string">
            <text:p>pou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type</text:p>
          </table:table-cell>
          <table:table-cell office:value-type="string">
            <text:p>Nom</text:p>
          </table:table-cell>
          <table:table-cell office:value-type="string">
            <text:p>Acronyme du groupe</text:p>
          </table:table-cell>
          <table:table-cell office:value-type="string">
            <text:p>Parti</text:p>
          </table:table-cell>
          <table:table-cell table:style-name="ce3" office:value-type="string">
            <text:p>Protection des données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Sylvie GOULARD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r</text:p>
          </table:table-cell>
          <table:table-cell office:value-type="string">
            <text:p>Corinne LEPAGE</text:p>
          </table:table-cell>
          <table:table-cell office:value-type="string">
            <text:p>ADLE</text:p>
          </table:table-cell>
          <table:table-cell office:value-type="string">
            <text:p>Cap21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fr</text:p>
          </table:table-cell>
          <table:table-cell office:value-type="string">
            <text:p>Jean-Luc BENNAHMIAS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</text:p>
          </table:table-cell>
          <table:table-cell office:value-type="string">
            <text:p>Marielle de SARNEZ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fr</text:p>
          </table:table-cell>
          <table:table-cell office:value-type="string">
            <text:p>Nathalie GRIESBECK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r</text:p>
          </table:table-cell>
          <table:table-cell office:value-type="string">
            <text:p>Robert ROCHEFORT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fr</text:p>
          </table:table-cell>
          <table:table-cell office:value-type="string">
            <text:p>Philippe de VILLIERS</text:p>
          </table:table-cell>
          <table:table-cell office:value-type="string">
            <text:p>EFD</text:p>
          </table:table-cell>
          <table:table-cell office:value-type="string">
            <text:p>MPF</text:p>
          </table:table-cell>
          <table:table-cell office:value-type="string">
            <text:p>absent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fr</text:p>
          </table:table-cell>
          <table:table-cell office:value-type="string">
            <text:p>Jacky HÉNIN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absent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fr</text:p>
          </table:table-cell>
          <table:table-cell office:value-type="string">
            <text:p>Jean-Luc MÉLENCHON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fr</text:p>
          </table:table-cell>
          <table:table-cell office:value-type="string">
            <text:p>Marie-Christine VERGIAT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fr</text:p>
          </table:table-cell>
          <table:table-cell office:value-type="string">
            <text:p>Patrick LE HYARIC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fr</text:p>
          </table:table-cell>
          <table:table-cell office:value-type="string">
            <text:p>Younous OMARJEE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fr</text:p>
          </table:table-cell>
          <table:table-cell office:value-type="string">
            <text:p>Jean-Marie LE PEN</text:p>
          </table:table-cell>
          <table:table-cell office:value-type="string">
            <text:p>NI</text:p>
          </table:table-cell>
          <table:table-cell office:value-type="string">
            <text:p>FN</text:p>
          </table:table-cell>
          <table:table-cell office:value-type="string">
            <text:p>abstention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fr</text:p>
          </table:table-cell>
          <table:table-cell office:value-type="string">
            <text:p>Marine LE PEN</text:p>
          </table:table-cell>
          <table:table-cell office:value-type="string">
            <text:p>NI</text:p>
          </table:table-cell>
          <table:table-cell office:value-type="string">
            <text:p>FN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fr</text:p>
          </table:table-cell>
          <table:table-cell office:value-type="string">
            <text:p>Bruno GOLLNISCH</text:p>
          </table:table-cell>
          <table:table-cell office:value-type="string">
            <text:p>NI</text:p>
          </table:table-cell>
          <table:table-cell office:value-type="string">
            <text:p>FN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fr</text:p>
          </table:table-cell>
          <table:table-cell office:value-type="string">
            <text:p>Michel DANTI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absent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fr</text:p>
          </table:table-cell>
          <table:table-cell office:value-type="string">
            <text:p>Christine DE VEYRAC</text:p>
          </table:table-cell>
          <table:table-cell office:value-type="string">
            <text:p>PPE</text:p>
          </table:table-cell>
          <table:table-cell office:value-type="string">
            <text:p>UDI</text:p>
          </table:table-cell>
          <table:table-cell office:value-type="string">
            <text:p>absent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fr</text:p>
          </table:table-cell>
          <table:table-cell office:value-type="string">
            <text:p>Dominique VLASTO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absent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fr</text:p>
          </table:table-cell>
          <table:table-cell office:value-type="string">
            <text:p>Jean ROATTA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absent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fr</text:p>
          </table:table-cell>
          <table:table-cell office:value-type="string">
            <text:p>Brice HORTEFEUX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fr</text:p>
          </table:table-cell>
          <table:table-cell office:value-type="string">
            <text:p>Constance LE GRIP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fr</text:p>
          </table:table-cell>
          <table:table-cell office:value-type="string">
            <text:p>Gaston FRANCO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fr</text:p>
          </table:table-cell>
          <table:table-cell office:value-type="string">
            <text:p>Jean-Paul GAUZÈS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fr</text:p>
          </table:table-cell>
          <table:table-cell office:value-type="string">
            <text:p>Jean-Pierre AUDY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fr</text:p>
          </table:table-cell>
          <table:table-cell office:value-type="string">
            <text:p>Marielle GALLO</text:p>
          </table:table-cell>
          <table:table-cell office:value-type="string">
            <text:p>PPE</text:p>
          </table:table-cell>
          <table:table-cell office:value-type="string">
            <text:p>UDI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fr</text:p>
          </table:table-cell>
          <table:table-cell office:value-type="string">
            <text:p>Agnès LE BRU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fr</text:p>
          </table:table-cell>
          <table:table-cell office:value-type="string">
            <text:p>Alain CADEC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fr</text:p>
          </table:table-cell>
          <table:table-cell office:value-type="string">
            <text:p>Alain LAMASSOURE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fr</text:p>
          </table:table-cell>
          <table:table-cell office:value-type="string">
            <text:p>Arnaud DANJEA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fr</text:p>
          </table:table-cell>
          <table:table-cell office:value-type="string">
            <text:p>Dominique RIQUET</text:p>
          </table:table-cell>
          <table:table-cell office:value-type="string">
            <text:p>PPE</text:p>
          </table:table-cell>
          <table:table-cell office:value-type="string">
            <text:p>PR/UDI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fr</text:p>
          </table:table-cell>
          <table:table-cell office:value-type="string">
            <text:p>Elisabeth MORIN-CHARTIER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fr</text:p>
          </table:table-cell>
          <table:table-cell office:value-type="string">
            <text:p>Franck PROUST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fr</text:p>
          </table:table-cell>
          <table:table-cell office:value-type="string">
            <text:p>Françoise GROSSETÊTE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fr</text:p>
          </table:table-cell>
          <table:table-cell office:value-type="string">
            <text:p>Jean-Marie CAVADA</text:p>
          </table:table-cell>
          <table:table-cell office:value-type="string">
            <text:p>PPE</text:p>
          </table:table-cell>
          <table:table-cell office:value-type="string">
            <text:p>NC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r</text:p>
          </table:table-cell>
          <table:table-cell office:value-type="string">
            <text:p>Joseph DAUL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fr</text:p>
          </table:table-cell>
          <table:table-cell office:value-type="string">
            <text:p>Marie-Thérèse SANCHEZ-SCHMID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fr</text:p>
          </table:table-cell>
          <table:table-cell office:value-type="string">
            <text:p>Maurice PONGA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fr</text:p>
          </table:table-cell>
          <table:table-cell office:value-type="string">
            <text:p>Michèle STRIFFLER</text:p>
          </table:table-cell>
          <table:table-cell office:value-type="string">
            <text:p>PPE</text:p>
          </table:table-cell>
          <table:table-cell office:value-type="string">
            <text:p>PR/UDI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fr</text:p>
          </table:table-cell>
          <table:table-cell office:value-type="string">
            <text:p>Nora BERRA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fr</text:p>
          </table:table-cell>
          <table:table-cell office:value-type="string">
            <text:p>Philippe BOULLAND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fr</text:p>
          </table:table-cell>
          <table:table-cell office:value-type="string">
            <text:p>Philippe JUVI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fr</text:p>
          </table:table-cell>
          <table:table-cell office:value-type="string">
            <text:p>Rachida DATI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fr</text:p>
          </table:table-cell>
          <table:table-cell office:value-type="string">
            <text:p>Sophie AUCONIE</text:p>
          </table:table-cell>
          <table:table-cell office:value-type="string">
            <text:p>PPE</text:p>
          </table:table-cell>
          <table:table-cell office:value-type="string">
            <text:p>UDI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fr</text:p>
          </table:table-cell>
          <table:table-cell office:value-type="string">
            <text:p>Tokia SAÏFI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fr</text:p>
          </table:table-cell>
          <table:table-cell office:value-type="string">
            <text:p>Véronique MATHIEU HOUILLO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fr</text:p>
          </table:table-cell>
          <table:table-cell office:value-type="string">
            <text:p>Henri WEBER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absent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fr</text:p>
          </table:table-cell>
          <table:table-cell office:value-type="string">
            <text:p>Liem HOANG NGOC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fr</text:p>
          </table:table-cell>
          <table:table-cell office:value-type="string">
            <text:p>Harlem DÉSIR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fr</text:p>
          </table:table-cell>
          <table:table-cell office:value-type="string">
            <text:p>Eric ANDRIEU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fr</text:p>
          </table:table-cell>
          <table:table-cell office:value-type="string">
            <text:p>Bernadette VERGNAUD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fr</text:p>
          </table:table-cell>
          <table:table-cell office:value-type="string">
            <text:p>Catherine TRAUTMANN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fr</text:p>
          </table:table-cell>
          <table:table-cell office:value-type="string">
            <text:p>Christine REVAULT D'ALLONNES BONNEFOY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fr</text:p>
          </table:table-cell>
          <table:table-cell office:value-type="string">
            <text:p>Françoise CASTEX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fr</text:p>
          </table:table-cell>
          <table:table-cell office:value-type="string">
            <text:p>Gilles PARGNEAUX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fr</text:p>
          </table:table-cell>
          <table:table-cell office:value-type="string">
            <text:p>Isabelle THOMAS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fr</text:p>
          </table:table-cell>
          <table:table-cell office:value-type="string">
            <text:p>Jean Louis COTTIGNY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fr</text:p>
          </table:table-cell>
          <table:table-cell office:value-type="string">
            <text:p>Patrice TIROLIEN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fr</text:p>
          </table:table-cell>
          <table:table-cell office:value-type="string">
            <text:p>Pervenche BERÈS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fr</text:p>
          </table:table-cell>
          <table:table-cell office:value-type="string">
            <text:p>Sylvie GUILLAUME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fr</text:p>
          </table:table-cell>
          <table:table-cell office:value-type="string">
            <text:p>Catherine GRÈZE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absent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fr</text:p>
          </table:table-cell>
          <table:table-cell office:value-type="string">
            <text:p>Hélène FLAUTRE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absent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fr</text:p>
          </table:table-cell>
          <table:table-cell office:value-type="string">
            <text:p>Karim ZÉRIBI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absent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fr</text:p>
          </table:table-cell>
          <table:table-cell office:value-type="string">
            <text:p>Malika BENARAB-ATTOU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fr</text:p>
          </table:table-cell>
          <table:table-cell office:value-type="string">
            <text:p>Sandrine BÉLIER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fr</text:p>
          </table:table-cell>
          <table:table-cell office:value-type="string">
            <text:p>Daniel COHN-BENDIT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fr</text:p>
          </table:table-cell>
          <table:table-cell office:value-type="string">
            <text:p>Eva JOLY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fr</text:p>
          </table:table-cell>
          <table:table-cell office:value-type="string">
            <text:p>François ALFONSI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fr</text:p>
          </table:table-cell>
          <table:table-cell office:value-type="string">
            <text:p>Jean-Jacob BICEP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fr</text:p>
          </table:table-cell>
          <table:table-cell office:value-type="string">
            <text:p>Jean-Paul BESSET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fr</text:p>
          </table:table-cell>
          <table:table-cell office:value-type="string">
            <text:p>José BOVÉ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fr</text:p>
          </table:table-cell>
          <table:table-cell office:value-type="string">
            <text:p>Karima DELLI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fr</text:p>
          </table:table-cell>
          <table:table-cell office:value-type="string">
            <text:p>Michèle RIVASI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fr</text:p>
          </table:table-cell>
          <table:table-cell office:value-type="string">
            <text:p>Nicole KIIL-NIELSEN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fr</text:p>
          </table:table-cell>
          <table:table-cell office:value-type="string">
            <text:p>Yannick JADOT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fr</text:p>
          </table:table-cell>
          <table:table-cell office:value-type="string">
            <text:p>Yves COCHET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eur</text:p>
          </table:table-cell>
          <table:table-cell table:style-name="ce2" office:value-type="string">
            <text:p>Gauche unitaire européenne/Gauche verte nordique</text:p>
          </table:table-cell>
          <table:table-cell/>
          <table:table-cell table:style-name="ce2" office:value-type="string">
            <text:p>GUE/NGL</text:p>
          </table:table-cell>
          <table:table-cell table:style-name="Default"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eur</text:p>
          </table:table-cell>
          <table:table-cell table:style-name="Default" office:value-type="string">
            <text:p>Verts européens/Alliance libre européenne</text:p>
          </table:table-cell>
          <table:table-cell table:style-name="Default"/>
          <table:table-cell table:style-name="Default" office:value-type="string">
            <text:p>Verts/ALE</text:p>
          </table:table-cell>
          <table:table-cell table:style-name="Default"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eur</text:p>
          </table:table-cell>
          <table:table-cell table:style-name="Default" office:value-type="string">
            <text:p>Socialistes &amp; démocrates</text:p>
          </table:table-cell>
          <table:table-cell table:style-name="Default"/>
          <table:table-cell table:style-name="Default" office:value-type="string">
            <text:p>S&amp;D</text:p>
          </table:table-cell>
          <table:table-cell table:style-name="Default"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eur</text:p>
          </table:table-cell>
          <table:table-cell table:style-name="Default" office:value-type="string">
            <text:p>Alliance des démocrates et des libéraux pour l'Europe</text:p>
          </table:table-cell>
          <table:table-cell table:style-name="Default"/>
          <table:table-cell table:style-name="Default" office:value-type="string">
            <text:p>ADLE</text:p>
          </table:table-cell>
          <table:table-cell table:style-name="Default"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eur</text:p>
          </table:table-cell>
          <table:table-cell table:style-name="Default" office:value-type="string">
            <text:p>Parti populaire européen</text:p>
          </table:table-cell>
          <table:table-cell table:style-name="Default"/>
          <table:table-cell table:style-name="Default" office:value-type="string">
            <text:p>PPE</text:p>
          </table:table-cell>
          <table:table-cell table:style-name="Default"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eur</text:p>
          </table:table-cell>
          <table:table-cell table:style-name="Default" office:value-type="string">
            <text:p>Europe libertés démocratie</text:p>
          </table:table-cell>
          <table:table-cell table:style-name="Default"/>
          <table:table-cell table:style-name="Default" office:value-type="string">
            <text:p>EFD</text:p>
          </table:table-cell>
          <table:table-cell table:style-name="Default"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eur</text:p>
          </table:table-cell>
          <table:table-cell table:style-name="Default" office:value-type="string">
            <text:p>Conservateurs et réformistes européens</text:p>
          </table:table-cell>
          <table:table-cell table:style-name="Default"/>
          <table:table-cell table:style-name="Default" office:value-type="string">
            <text:p>CRE</text:p>
          </table:table-cell>
          <table:table-cell table:style-name="Default" office:value-type="string">
            <text:p>pou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type</text:p>
          </table:table-cell>
          <table:table-cell office:value-type="string">
            <text:p>Nom</text:p>
          </table:table-cell>
          <table:table-cell office:value-type="string">
            <text:p>Acronyme du groupe</text:p>
          </table:table-cell>
          <table:table-cell office:value-type="string">
            <text:p>Parti</text:p>
          </table:table-cell>
          <table:table-cell office:value-type="string">
            <text:p>Travailleurs détachés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Sylvie GOULARD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r</text:p>
          </table:table-cell>
          <table:table-cell office:value-type="string">
            <text:p>Corinne LEPAGE</text:p>
          </table:table-cell>
          <table:table-cell office:value-type="string">
            <text:p>ADLE</text:p>
          </table:table-cell>
          <table:table-cell office:value-type="string">
            <text:p>Cap21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fr</text:p>
          </table:table-cell>
          <table:table-cell office:value-type="string">
            <text:p>Jean-Luc BENNAHMIAS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</text:p>
          </table:table-cell>
          <table:table-cell office:value-type="string">
            <text:p>Marielle de SARNEZ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fr</text:p>
          </table:table-cell>
          <table:table-cell office:value-type="string">
            <text:p>Nathalie GRIESBECK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r</text:p>
          </table:table-cell>
          <table:table-cell office:value-type="string">
            <text:p>Robert ROCHEFORT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absent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fr</text:p>
          </table:table-cell>
          <table:table-cell office:value-type="string">
            <text:p>Philippe de VILLIERS</text:p>
          </table:table-cell>
          <table:table-cell office:value-type="string">
            <text:p>EFD</text:p>
          </table:table-cell>
          <table:table-cell office:value-type="string">
            <text:p>MPF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fr</text:p>
          </table:table-cell>
          <table:table-cell office:value-type="string">
            <text:p>Jacky HÉNIN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fr</text:p>
          </table:table-cell>
          <table:table-cell office:value-type="string">
            <text:p>Jean-Luc MÉLENCHON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fr</text:p>
          </table:table-cell>
          <table:table-cell office:value-type="string">
            <text:p>Marie-Christine VERGIAT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fr</text:p>
          </table:table-cell>
          <table:table-cell office:value-type="string">
            <text:p>Patrick LE HYARIC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fr</text:p>
          </table:table-cell>
          <table:table-cell office:value-type="string">
            <text:p>Younous OMARJEE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fr</text:p>
          </table:table-cell>
          <table:table-cell office:value-type="string">
            <text:p>Jean-Marie LE PEN</text:p>
          </table:table-cell>
          <table:table-cell office:value-type="string">
            <text:p>NI</text:p>
          </table:table-cell>
          <table:table-cell office:value-type="string">
            <text:p>FN</text:p>
          </table:table-cell>
          <table:table-cell office:value-type="string">
            <text:p>abstention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fr</text:p>
          </table:table-cell>
          <table:table-cell office:value-type="string">
            <text:p>Marine LE PEN</text:p>
          </table:table-cell>
          <table:table-cell office:value-type="string">
            <text:p>NI</text:p>
          </table:table-cell>
          <table:table-cell office:value-type="string">
            <text:p>FN</text:p>
          </table:table-cell>
          <table:table-cell office:value-type="string">
            <text:p>abstention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fr</text:p>
          </table:table-cell>
          <table:table-cell office:value-type="string">
            <text:p>Bruno GOLLNISCH</text:p>
          </table:table-cell>
          <table:table-cell office:value-type="string">
            <text:p>NI</text:p>
          </table:table-cell>
          <table:table-cell office:value-type="string">
            <text:p>FN</text:p>
          </table:table-cell>
          <table:table-cell office:value-type="string">
            <text:p>abstention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fr</text:p>
          </table:table-cell>
          <table:table-cell office:value-type="string">
            <text:p>Michel DANTI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fr</text:p>
          </table:table-cell>
          <table:table-cell office:value-type="string">
            <text:p>Christine DE VEYRAC</text:p>
          </table:table-cell>
          <table:table-cell office:value-type="string">
            <text:p>PPE</text:p>
          </table:table-cell>
          <table:table-cell office:value-type="string">
            <text:p>UDI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fr</text:p>
          </table:table-cell>
          <table:table-cell office:value-type="string">
            <text:p>Dominique VLASTO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fr</text:p>
          </table:table-cell>
          <table:table-cell office:value-type="string">
            <text:p>Jean ROATTA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absent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fr</text:p>
          </table:table-cell>
          <table:table-cell office:value-type="string">
            <text:p>Brice HORTEFEUX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fr</text:p>
          </table:table-cell>
          <table:table-cell office:value-type="string">
            <text:p>Constance LE GRIP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fr</text:p>
          </table:table-cell>
          <table:table-cell office:value-type="string">
            <text:p>Gaston FRANCO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fr</text:p>
          </table:table-cell>
          <table:table-cell office:value-type="string">
            <text:p>Jean-Paul GAUZÈS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fr</text:p>
          </table:table-cell>
          <table:table-cell office:value-type="string">
            <text:p>Jean-Pierre AUDY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fr</text:p>
          </table:table-cell>
          <table:table-cell office:value-type="string">
            <text:p>Marielle GALLO</text:p>
          </table:table-cell>
          <table:table-cell office:value-type="string">
            <text:p>PPE</text:p>
          </table:table-cell>
          <table:table-cell office:value-type="string">
            <text:p>UDI</text:p>
          </table:table-cell>
          <table:table-cell office:value-type="string">
            <text:p>pour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fr</text:p>
          </table:table-cell>
          <table:table-cell office:value-type="string">
            <text:p>Agnès LE BRU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fr</text:p>
          </table:table-cell>
          <table:table-cell office:value-type="string">
            <text:p>Alain CADEC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fr</text:p>
          </table:table-cell>
          <table:table-cell office:value-type="string">
            <text:p>Alain LAMASSOURE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fr</text:p>
          </table:table-cell>
          <table:table-cell office:value-type="string">
            <text:p>Arnaud DANJEA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fr</text:p>
          </table:table-cell>
          <table:table-cell office:value-type="string">
            <text:p>Dominique RIQUET</text:p>
          </table:table-cell>
          <table:table-cell office:value-type="string">
            <text:p>PPE</text:p>
          </table:table-cell>
          <table:table-cell office:value-type="string">
            <text:p>PR/UDI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fr</text:p>
          </table:table-cell>
          <table:table-cell office:value-type="string">
            <text:p>Elisabeth MORIN-CHARTIER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fr</text:p>
          </table:table-cell>
          <table:table-cell office:value-type="string">
            <text:p>Franck PROUST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fr</text:p>
          </table:table-cell>
          <table:table-cell office:value-type="string">
            <text:p>Françoise GROSSETÊTE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fr</text:p>
          </table:table-cell>
          <table:table-cell office:value-type="string">
            <text:p>Jean-Marie CAVADA</text:p>
          </table:table-cell>
          <table:table-cell office:value-type="string">
            <text:p>PPE</text:p>
          </table:table-cell>
          <table:table-cell office:value-type="string">
            <text:p>NC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r</text:p>
          </table:table-cell>
          <table:table-cell office:value-type="string">
            <text:p>Joseph DAUL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fr</text:p>
          </table:table-cell>
          <table:table-cell office:value-type="string">
            <text:p>Marie-Thérèse SANCHEZ-SCHMID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fr</text:p>
          </table:table-cell>
          <table:table-cell office:value-type="string">
            <text:p>Maurice PONGA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fr</text:p>
          </table:table-cell>
          <table:table-cell office:value-type="string">
            <text:p>Michèle STRIFFLER</text:p>
          </table:table-cell>
          <table:table-cell office:value-type="string">
            <text:p>PPE</text:p>
          </table:table-cell>
          <table:table-cell office:value-type="string">
            <text:p>PR/UDI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fr</text:p>
          </table:table-cell>
          <table:table-cell office:value-type="string">
            <text:p>Nora BERRA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absent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fr</text:p>
          </table:table-cell>
          <table:table-cell office:value-type="string">
            <text:p>Philippe BOULLAND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fr</text:p>
          </table:table-cell>
          <table:table-cell office:value-type="string">
            <text:p>Philippe JUVI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fr</text:p>
          </table:table-cell>
          <table:table-cell office:value-type="string">
            <text:p>Rachida DATI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fr</text:p>
          </table:table-cell>
          <table:table-cell office:value-type="string">
            <text:p>Sophie AUCONIE</text:p>
          </table:table-cell>
          <table:table-cell office:value-type="string">
            <text:p>PPE</text:p>
          </table:table-cell>
          <table:table-cell office:value-type="string">
            <text:p>UDI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fr</text:p>
          </table:table-cell>
          <table:table-cell office:value-type="string">
            <text:p>Tokia SAÏFI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fr</text:p>
          </table:table-cell>
          <table:table-cell office:value-type="string">
            <text:p>Véronique MATHIEU HOUILLO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fr</text:p>
          </table:table-cell>
          <table:table-cell office:value-type="string">
            <text:p>Henri WEBER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absent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fr</text:p>
          </table:table-cell>
          <table:table-cell office:value-type="string">
            <text:p>Liem HOANG NGOC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fr</text:p>
          </table:table-cell>
          <table:table-cell office:value-type="string">
            <text:p>Harlem DÉSIR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table:style-name="ce2" office:value-type="string">
            <text:p>na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fr</text:p>
          </table:table-cell>
          <table:table-cell office:value-type="string">
            <text:p>Eric ANDRIEU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fr</text:p>
          </table:table-cell>
          <table:table-cell office:value-type="string">
            <text:p>Bernadette VERGNAUD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fr</text:p>
          </table:table-cell>
          <table:table-cell office:value-type="string">
            <text:p>Catherine TRAUTMANN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fr</text:p>
          </table:table-cell>
          <table:table-cell office:value-type="string">
            <text:p>Christine REVAULT D'ALLONNES BONNEFOY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fr</text:p>
          </table:table-cell>
          <table:table-cell office:value-type="string">
            <text:p>Françoise CASTEX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fr</text:p>
          </table:table-cell>
          <table:table-cell office:value-type="string">
            <text:p>Gilles PARGNEAUX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fr</text:p>
          </table:table-cell>
          <table:table-cell office:value-type="string">
            <text:p>Isabelle THOMAS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fr</text:p>
          </table:table-cell>
          <table:table-cell office:value-type="string">
            <text:p>Jean Louis COTTIGNY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fr</text:p>
          </table:table-cell>
          <table:table-cell office:value-type="string">
            <text:p>Patrice TIROLIEN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fr</text:p>
          </table:table-cell>
          <table:table-cell office:value-type="string">
            <text:p>Pervenche BERÈS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fr</text:p>
          </table:table-cell>
          <table:table-cell office:value-type="string">
            <text:p>Sylvie GUILLAUME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fr</text:p>
          </table:table-cell>
          <table:table-cell office:value-type="string">
            <text:p>Catherine GRÈZE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fr</text:p>
          </table:table-cell>
          <table:table-cell office:value-type="string">
            <text:p>Hélène FLAUTRE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fr</text:p>
          </table:table-cell>
          <table:table-cell office:value-type="string">
            <text:p>Karim ZÉRIBI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fr</text:p>
          </table:table-cell>
          <table:table-cell office:value-type="string">
            <text:p>Malika BENARAB-ATTOU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fr</text:p>
          </table:table-cell>
          <table:table-cell office:value-type="string">
            <text:p>Sandrine BÉLIER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fr</text:p>
          </table:table-cell>
          <table:table-cell office:value-type="string">
            <text:p>Daniel COHN-BENDIT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fr</text:p>
          </table:table-cell>
          <table:table-cell office:value-type="string">
            <text:p>Eva JOLY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fr</text:p>
          </table:table-cell>
          <table:table-cell office:value-type="string">
            <text:p>François ALFONSI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fr</text:p>
          </table:table-cell>
          <table:table-cell office:value-type="string">
            <text:p>Jean-Jacob BICEP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fr</text:p>
          </table:table-cell>
          <table:table-cell office:value-type="string">
            <text:p>Jean-Paul BESSET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fr</text:p>
          </table:table-cell>
          <table:table-cell office:value-type="string">
            <text:p>José BOVÉ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fr</text:p>
          </table:table-cell>
          <table:table-cell office:value-type="string">
            <text:p>Karima DELLI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fr</text:p>
          </table:table-cell>
          <table:table-cell office:value-type="string">
            <text:p>Michèle RIVASI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fr</text:p>
          </table:table-cell>
          <table:table-cell office:value-type="string">
            <text:p>Nicole KIIL-NIELSEN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fr</text:p>
          </table:table-cell>
          <table:table-cell office:value-type="string">
            <text:p>Yannick JADOT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fr</text:p>
          </table:table-cell>
          <table:table-cell office:value-type="string">
            <text:p>Yves COCHET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eur</text:p>
          </table:table-cell>
          <table:table-cell table:style-name="ce2" office:value-type="string">
            <text:p>Gauche unitaire européenne/Gauche verte nordique</text:p>
          </table:table-cell>
          <table:table-cell/>
          <table:table-cell table:style-name="ce2" office:value-type="string">
            <text:p>GUE/NGL</text:p>
          </table:table-cell>
          <table:table-cell table:style-name="Default"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eur</text:p>
          </table:table-cell>
          <table:table-cell table:style-name="Default" office:value-type="string">
            <text:p>Verts européens/Alliance libre européenne</text:p>
          </table:table-cell>
          <table:table-cell table:style-name="Default"/>
          <table:table-cell table:style-name="Default" office:value-type="string">
            <text:p>Verts/ALE</text:p>
          </table:table-cell>
          <table:table-cell table:style-name="Default"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eur</text:p>
          </table:table-cell>
          <table:table-cell table:style-name="Default" office:value-type="string">
            <text:p>Socialistes &amp; démocrates</text:p>
          </table:table-cell>
          <table:table-cell table:style-name="Default"/>
          <table:table-cell table:style-name="Default" office:value-type="string">
            <text:p>S&amp;D</text:p>
          </table:table-cell>
          <table:table-cell table:style-name="Default"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eur</text:p>
          </table:table-cell>
          <table:table-cell table:style-name="Default" office:value-type="string">
            <text:p>Alliance des démocrates et des libéraux pour l'Europe</text:p>
          </table:table-cell>
          <table:table-cell table:style-name="Default"/>
          <table:table-cell table:style-name="Default" office:value-type="string">
            <text:p>ADLE</text:p>
          </table:table-cell>
          <table:table-cell table:style-name="Default"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eur</text:p>
          </table:table-cell>
          <table:table-cell table:style-name="Default" office:value-type="string">
            <text:p>Parti populaire européen</text:p>
          </table:table-cell>
          <table:table-cell table:style-name="Default"/>
          <table:table-cell table:style-name="Default" office:value-type="string">
            <text:p>PPE</text:p>
          </table:table-cell>
          <table:table-cell table:style-name="Default" office:value-type="string">
            <text:p>pour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eur</text:p>
          </table:table-cell>
          <table:table-cell table:style-name="Default" office:value-type="string">
            <text:p>Europe libertés démocratie</text:p>
          </table:table-cell>
          <table:table-cell table:style-name="Default"/>
          <table:table-cell table:style-name="Default" office:value-type="string">
            <text:p>EFD</text:p>
          </table:table-cell>
          <table:table-cell table:style-name="Default" office:value-type="string">
            <text:p>contre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eur</text:p>
          </table:table-cell>
          <table:table-cell table:style-name="Default" office:value-type="string">
            <text:p>Conservateurs et réformistes européens</text:p>
          </table:table-cell>
          <table:table-cell table:style-name="Default"/>
          <table:table-cell table:style-name="Default" office:value-type="string">
            <text:p>CRE</text:p>
          </table:table-cell>
          <table:table-cell table:style-name="Default" office:value-type="string">
            <text:p>pour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4" table:default-cell-style-name="ce1"/>
        <table:table-column table:style-name="co1" table:number-columns-repeated="3" table:default-cell-style-name="ce1"/>
        <table:table-row table:style-name="ro1">
          <table:table-cell office:value-type="string">
            <text:p>Nom</text:p>
          </table:table-cell>
          <table:table-cell office:value-type="string">
            <text:p>Acronyme du groupe</text:p>
          </table:table-cell>
          <table:table-cell office:value-type="string">
            <text:p>Parti</text:p>
          </table:table-cell>
          <table:table-cell office:value-type="string">
            <text:p>Travailleurs détachés</text:p>
          </table:table-cell>
        </table:table-row>
        <table:table-row table:style-name="ro2">
          <table:table-cell office:value-type="string">
            <text:p>Sylvie GOULARD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Corinne LEPAGE</text:p>
          </table:table-cell>
          <table:table-cell office:value-type="string">
            <text:p>ADLE</text:p>
          </table:table-cell>
          <table:table-cell office:value-type="string">
            <text:p>Cap21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Jean-Luc BENNAHMIAS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contre</text:p>
          </table:table-cell>
        </table:table-row>
        <table:table-row table:style-name="ro2">
          <table:table-cell office:value-type="string">
            <text:p>Marielle de SARNEZ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Nathalie GRIESBECK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Robert ROCHEFORT</text:p>
          </table:table-cell>
          <table:table-cell office:value-type="string">
            <text:p>ADLE</text:p>
          </table:table-cell>
          <table:table-cell office:value-type="string">
            <text:p>Modem</text:p>
          </table:table-cell>
          <table:table-cell office:value-type="string">
            <text:p>absent</text:p>
          </table:table-cell>
        </table:table-row>
        <table:table-row table:style-name="ro2">
          <table:table-cell office:value-type="string">
            <text:p>Philippe de VILLIERS</text:p>
          </table:table-cell>
          <table:table-cell office:value-type="string">
            <text:p>EFD</text:p>
          </table:table-cell>
          <table:table-cell office:value-type="string">
            <text:p>MPF</text:p>
          </table:table-cell>
          <table:table-cell office:value-type="string">
            <text:p>contre</text:p>
          </table:table-cell>
        </table:table-row>
        <table:table-row table:style-name="ro2">
          <table:table-cell office:value-type="string">
            <text:p>Jacky HÉNIN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contre</text:p>
          </table:table-cell>
        </table:table-row>
        <table:table-row table:style-name="ro2">
          <table:table-cell office:value-type="string">
            <text:p>Jean-Luc MÉLENCHON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contre</text:p>
          </table:table-cell>
        </table:table-row>
        <table:table-row table:style-name="ro2">
          <table:table-cell office:value-type="string">
            <text:p>Marie-Christine VERGIAT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contre</text:p>
          </table:table-cell>
        </table:table-row>
        <table:table-row table:style-name="ro2">
          <table:table-cell office:value-type="string">
            <text:p>Patrick LE HYARIC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contre</text:p>
          </table:table-cell>
        </table:table-row>
        <table:table-row table:style-name="ro2">
          <table:table-cell office:value-type="string">
            <text:p>Younous OMARJEE</text:p>
          </table:table-cell>
          <table:table-cell office:value-type="string">
            <text:p>GUE/NGL</text:p>
          </table:table-cell>
          <table:table-cell office:value-type="string">
            <text:p>FdG</text:p>
          </table:table-cell>
          <table:table-cell office:value-type="string">
            <text:p>contre</text:p>
          </table:table-cell>
        </table:table-row>
        <table:table-row table:style-name="ro2">
          <table:table-cell office:value-type="string">
            <text:p>Jean-Marie LE PEN</text:p>
          </table:table-cell>
          <table:table-cell office:value-type="string">
            <text:p>NI</text:p>
          </table:table-cell>
          <table:table-cell office:value-type="string">
            <text:p>FN</text:p>
          </table:table-cell>
          <table:table-cell office:value-type="string">
            <text:p>abstention</text:p>
          </table:table-cell>
        </table:table-row>
        <table:table-row table:style-name="ro2">
          <table:table-cell office:value-type="string">
            <text:p>Marine LE PEN</text:p>
          </table:table-cell>
          <table:table-cell office:value-type="string">
            <text:p>NI</text:p>
          </table:table-cell>
          <table:table-cell office:value-type="string">
            <text:p>FN</text:p>
          </table:table-cell>
          <table:table-cell office:value-type="string">
            <text:p>abstention</text:p>
          </table:table-cell>
        </table:table-row>
        <table:table-row table:style-name="ro2">
          <table:table-cell office:value-type="string">
            <text:p>Bruno GOLLNISCH</text:p>
          </table:table-cell>
          <table:table-cell office:value-type="string">
            <text:p>NI</text:p>
          </table:table-cell>
          <table:table-cell office:value-type="string">
            <text:p>FN</text:p>
          </table:table-cell>
          <table:table-cell office:value-type="string">
            <text:p>abstention</text:p>
          </table:table-cell>
        </table:table-row>
        <table:table-row table:style-name="ro2">
          <table:table-cell office:value-type="string">
            <text:p>Michel DANTI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Christine DE VEYRAC</text:p>
          </table:table-cell>
          <table:table-cell office:value-type="string">
            <text:p>PPE</text:p>
          </table:table-cell>
          <table:table-cell office:value-type="string">
            <text:p>UDI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Dominique VLASTO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Jean ROATTA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absent</text:p>
          </table:table-cell>
        </table:table-row>
        <table:table-row table:style-name="ro2">
          <table:table-cell office:value-type="string">
            <text:p>Brice HORTEFEUX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Constance LE GRIP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Gaston FRANCO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Jean-Paul GAUZÈS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Jean-Pierre AUDY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Marielle GALLO</text:p>
          </table:table-cell>
          <table:table-cell office:value-type="string">
            <text:p>PPE</text:p>
          </table:table-cell>
          <table:table-cell office:value-type="string">
            <text:p>UDI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Agnès LE BRU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Alain CADEC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Alain LAMASSOURE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Arnaud DANJEA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Dominique RIQUET</text:p>
          </table:table-cell>
          <table:table-cell office:value-type="string">
            <text:p>PPE</text:p>
          </table:table-cell>
          <table:table-cell office:value-type="string">
            <text:p>PR/UDI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Elisabeth MORIN-CHARTIER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Franck PROUST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Françoise GROSSETÊTE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Jean-Marie CAVADA</text:p>
          </table:table-cell>
          <table:table-cell office:value-type="string">
            <text:p>PPE</text:p>
          </table:table-cell>
          <table:table-cell office:value-type="string">
            <text:p>NC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Joseph DAUL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Marie-Thérèse SANCHEZ-SCHMID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Maurice PONGA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Michèle STRIFFLER</text:p>
          </table:table-cell>
          <table:table-cell office:value-type="string">
            <text:p>PPE</text:p>
          </table:table-cell>
          <table:table-cell office:value-type="string">
            <text:p>PR/UDI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Nora BERRA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absent</text:p>
          </table:table-cell>
        </table:table-row>
        <table:table-row table:style-name="ro2">
          <table:table-cell office:value-type="string">
            <text:p>Philippe BOULLAND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Philippe JUVI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Rachida DATI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Sophie AUCONIE</text:p>
          </table:table-cell>
          <table:table-cell office:value-type="string">
            <text:p>PPE</text:p>
          </table:table-cell>
          <table:table-cell office:value-type="string">
            <text:p>UDI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Tokia SAÏFI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Véronique MATHIEU HOUILLON</text:p>
          </table:table-cell>
          <table:table-cell office:value-type="string">
            <text:p>PPE</text:p>
          </table:table-cell>
          <table:table-cell office:value-type="string">
            <text:p>UMP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Henri WEBER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absent</text:p>
          </table:table-cell>
        </table:table-row>
        <table:table-row table:style-name="ro2">
          <table:table-cell office:value-type="string">
            <text:p>Liem HOANG NGOC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contre</text:p>
          </table:table-cell>
        </table:table-row>
        <table:table-row table:style-name="ro2">
          <table:table-cell office:value-type="string">
            <text:p>Harlem DÉSIR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table:style-name="ce2"/>
        </table:table-row>
        <table:table-row table:style-name="ro2">
          <table:table-cell office:value-type="string">
            <text:p>Eric ANDRIEU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contre</text:p>
          </table:table-cell>
        </table:table-row>
        <table:table-row table:style-name="ro2">
          <table:table-cell office:value-type="string">
            <text:p>Bernadette VERGNAUD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contre</text:p>
          </table:table-cell>
        </table:table-row>
        <table:table-row table:style-name="ro2">
          <table:table-cell office:value-type="string">
            <text:p>Catherine TRAUTMANN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contre</text:p>
          </table:table-cell>
        </table:table-row>
        <table:table-row table:style-name="ro1">
          <table:table-cell office:value-type="string">
            <text:p>Christine REVAULT D'ALLONNES BONNEFOY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Françoise CASTEX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contre</text:p>
          </table:table-cell>
        </table:table-row>
        <table:table-row table:style-name="ro2">
          <table:table-cell office:value-type="string">
            <text:p>Gilles PARGNEAUX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contre</text:p>
          </table:table-cell>
        </table:table-row>
        <table:table-row table:style-name="ro2">
          <table:table-cell office:value-type="string">
            <text:p>Isabelle THOMAS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contre</text:p>
          </table:table-cell>
        </table:table-row>
        <table:table-row table:style-name="ro2">
          <table:table-cell office:value-type="string">
            <text:p>Jean Louis COTTIGNY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contre</text:p>
          </table:table-cell>
        </table:table-row>
        <table:table-row table:style-name="ro2">
          <table:table-cell office:value-type="string">
            <text:p>Patrice TIROLIEN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contre</text:p>
          </table:table-cell>
        </table:table-row>
        <table:table-row table:style-name="ro2">
          <table:table-cell office:value-type="string">
            <text:p>Pervenche BERÈS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contre</text:p>
          </table:table-cell>
        </table:table-row>
        <table:table-row table:style-name="ro2">
          <table:table-cell office:value-type="string">
            <text:p>Sylvie GUILLAUME</text:p>
          </table:table-cell>
          <table:table-cell office:value-type="string">
            <text:p>S&amp;D</text:p>
          </table:table-cell>
          <table:table-cell office:value-type="string">
            <text:p>PS</text:p>
          </table:table-cell>
          <table:table-cell office:value-type="string">
            <text:p>contre</text:p>
          </table:table-cell>
        </table:table-row>
        <table:table-row table:style-name="ro2">
          <table:table-cell office:value-type="string">
            <text:p>Catherine GRÈZE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Hélène FLAUTRE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Karim ZÉRIBI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Malika BENARAB-ATTOU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Sandrine BÉLIER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Daniel COHN-BENDIT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Eva JOLY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François ALFONSI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Jean-Jacob BICEP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Jean-Paul BESSET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José BOVÉ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Karima DELLI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Michèle RIVASI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Nicole KIIL-NIELSEN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Yannick JADOT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</table:table-row>
        <table:table-row table:style-name="ro2">
          <table:table-cell office:value-type="string">
            <text:p>Yves COCHET</text:p>
          </table:table-cell>
          <table:table-cell office:value-type="string">
            <text:p>Verts/ALE</text:p>
          </table:table-cell>
          <table:table-cell office:value-type="string">
            <text:p>EELV</text:p>
          </table:table-cell>
          <table:table-cell office:value-type="string">
            <text:p>pour</text:p>
          </table:table-cell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23/05/2014</text:date>, <text:time>15:2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0:19:07.79</meta:creation-date>
    <dc:date>2014-05-23T15:25:00.97</dc:date>
    <meta:editing-duration>PT5H31M53S</meta:editing-duration>
    <meta:editing-cycles>2</meta:editing-cycles>
    <meta:generator>OpenOffice.org/3.4.1$Win32 OpenOffice.org_project/341m1$Build-9593</meta:generator>
    <meta:document-statistic meta:table-count="3" meta:cell-count="2758" meta:object-count="0"/>
  </office:meta>
</office:document-meta>
</file>